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daftar_20_pustaka">
      <style:paragraph-properties fo:text-align="justify" style:justify-single-word="false"/>
      <style:text-properties officeooo:paragraph-rsid="0022af2e"/>
    </style:style>
    <style:style style:name="P2" style:family="paragraph" style:parent-style-name="daftar_20_pustaka">
      <style:paragraph-properties fo:text-align="justify" style:justify-single-word="false"/>
      <style:text-properties officeooo:paragraph-rsid="002c375a"/>
    </style:style>
    <style:style style:name="P3" style:family="paragraph" style:parent-style-name="daftar_20_pustaka">
      <style:paragraph-properties fo:text-align="justify" style:justify-single-word="false"/>
      <style:text-properties officeooo:rsid="0024937b" officeooo:paragraph-rsid="0024937b"/>
    </style:style>
    <style:style style:name="P4" style:family="paragraph" style:parent-style-name="daftar_20_pustaka">
      <style:paragraph-properties fo:text-align="justify" style:justify-single-word="false"/>
      <style:text-properties officeooo:rsid="002703ca" officeooo:paragraph-rsid="002c375a"/>
    </style:style>
    <style:style style:name="P5" style:family="paragraph" style:parent-style-name="Standard" style:master-page-name="BAB">
      <style:paragraph-properties fo:margin-top="0cm" fo:margin-bottom="0cm" style:contextual-spacing="false" fo:text-align="center" style:justify-single-word="false" style:page-number="auto"/>
      <style:text-properties fo:font-weight="bold" style:font-weight-asian="bold" style:font-weight-complex="bold"/>
    </style:style>
    <style:style style:name="P6" style:family="paragraph" style:parent-style-name="Footer">
      <style:paragraph-properties fo:text-align="center" style:justify-single-word="false"/>
      <style:text-properties officeooo:rsid="0031a147" officeooo:paragraph-rsid="0031a147"/>
    </style:style>
    <style:style style:name="P7" style:family="paragraph" style:parent-style-name="daftar_20_pustaka">
      <style:paragraph-properties fo:text-align="justify" style:justify-single-word="false"/>
      <style:text-properties officeooo:paragraph-rsid="0022af2e"/>
    </style:style>
    <style:style style:name="P8" style:family="paragraph" style:parent-style-name="daftar_20_pustaka">
      <style:paragraph-properties fo:text-align="justify" style:justify-single-word="false"/>
      <style:text-properties officeooo:paragraph-rsid="0030ebd9"/>
    </style:style>
    <style:style style:name="P9" style:family="paragraph" style:parent-style-name="daftar_20_pustaka">
      <style:paragraph-properties fo:text-align="justify" style:justify-single-word="false"/>
      <style:text-properties officeooo:paragraph-rsid="002de384"/>
    </style:style>
    <style:style style:name="P10" style:family="paragraph" style:parent-style-name="daftar_20_pustaka" style:master-page-name="Setelah_20_BAB">
      <style:paragraph-properties fo:text-align="justify" style:justify-single-word="false" style:page-number="auto"/>
      <style:text-properties officeooo:paragraph-rsid="00311327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22af2e"/>
    </style:style>
    <style:style style:name="T3" style:family="text">
      <style:text-properties officeooo:rsid="00235435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251fce" style:font-weight-asian="normal" style:font-weight-complex="normal"/>
    </style:style>
    <style:style style:name="T6" style:family="text">
      <style:text-properties style:text-underline-style="none" fo:font-weight="normal" officeooo:rsid="002898f6" style:font-weight-asian="normal" style:font-weight-complex="normal"/>
    </style:style>
    <style:style style:name="T7" style:family="text">
      <style:text-properties style:text-underline-style="none" fo:font-weight="normal" officeooo:rsid="002c375a" style:font-weight-asian="normal" style:font-weight-complex="normal"/>
    </style:style>
    <style:style style:name="T8" style:family="text">
      <style:text-properties style:text-underline-style="none" fo:font-weight="normal" officeooo:rsid="002dd40c" style:font-weight-asian="normal" style:font-weight-complex="normal"/>
    </style:style>
    <style:style style:name="T9" style:family="text">
      <style:text-properties style:text-underline-style="none" fo:font-weight="normal" officeooo:rsid="002703ca" style:font-weight-asian="normal" style:font-weight-complex="normal"/>
    </style:style>
    <style:style style:name="T10" style:family="text">
      <style:text-properties style:text-underline-style="none" fo:font-weight="bold" officeooo:rsid="0024937b" style:font-weight-asian="bold" style:font-weight-complex="bold"/>
    </style:style>
    <style:style style:name="T11" style:family="text">
      <style:text-properties style:text-underline-style="none" officeooo:rsid="0024937b"/>
    </style:style>
    <style:style style:name="T12" style:family="text">
      <style:text-properties style:use-window-font-color="true" loext:opacity="0%" style:font-name="Times New Roman" fo:font-size="12pt" fo:language="en" fo:country="US" style:text-underline-style="none" fo:font-weight="normal" officeooo:rsid="002898f6" style:letter-kerning="false" style:font-name-asian="Calibri" style:font-size-asian="12pt" style:language-asian="en" style:country-asian="US" style:font-weight-asian="normal" style:font-name-complex="Arial" style:font-size-complex="11pt" style:language-complex="ar" style:country-complex="SA" style:font-weight-complex="normal"/>
    </style:style>
    <style:style style:name="T13" style:family="text">
      <style:text-properties style:use-window-font-color="true" loext:opacity="0%" style:font-name="Times New Roman" fo:font-size="12pt" fo:language="en" fo:country="US" style:text-underline-style="none" fo:font-weight="normal" officeooo:rsid="002dd40c" style:letter-kerning="false" style:font-name-asian="Calibri" style:font-size-asian="12pt" style:language-asian="en" style:country-asian="US" style:font-weight-asian="normal" style:font-name-complex="Arial" style:font-size-complex="11pt" style:language-complex="ar" style:country-complex="SA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DAFTAR PUSTAKA</text:p>
      <text:p text:style-name="daftar_20_pustaka"/>
      <text:p text:style-name="P1">Bambang Robi’in (2002:52), Sistem Pendukung Keputusan Untuk Menentukan Tingkat Kualitas Fisik Atlet Bola Basket Dengan Menggunakan Metode Analytic Hierarchy Procces Pada Pengcab Perbasi Kabupaten Serang,Jurnail Sains dan Teknologi, Februari 2019, <text:span text:style-name="T2">Volume.3 No.1, 11 Halaman.</text:span></text:p>
      <text:p text:style-name="P2"><text:span text:style-name="T13">Badan Perencanaan Pembangunan Daerah</text:span><text:span text:style-name="T5"> Provinsi Banten, Struktur Organisasi</text:span><text:span text:style-name="T7">,</text:span><text:span text:style-name="T5"> <text:s/></text:span><text:span text:style-name="T11">https://bappeda.bantenprov.go.id/struktur-organisasi.</text:span><text:span text:style-name="T10"> </text:span><text:span text:style-name="T5">Diakses 01 Juli 2021.</text:span></text:p>
      <text:p text:style-name="P1">Davis G. B. (1991: 45), Pengertian Sistem, http://www.sarjanaku.com/pengertian-sistem-menurut-para-ahli.html. Diakses 12 Mei 2019.</text:p>
      <text:p text:style-name="P1">Hengky W. Pramana, 2005, Aplikasi Manajemen Perekrutan Berbasis Access 97/2000/XP, PT. Elex Media Komputindo, Jakarta.</text:p>
      <text:p text:style-name="P1">Indrajit, (2001:2), Pengertian Sistem Menurut Para Ahli Definisi dan Karakteristik Elemen, https://www.trigonalmedia.com/pengertian-sistem.html, Diakses 12 Mei 2019.</text:p>
      <text:p text:style-name="P8">Jogiyanto, <text:span text:style-name="T3">(</text:span>2005:<text:span text:style-name="T3">2)</text:span>, <text:span text:style-name="T1">Pengenalan Sistem Informasi</text:span>. Yogyakarta : Andi Offset.</text:p>
      <text:p text:style-name="P8">Jogiyanto, <text:s/>(2001:<text:span text:style-name="T3">3</text:span>), Analisis Perancangan Sistem Informasi. Yogyakarta: Andi Offset.</text:p>
      <text:p text:style-name="P4"><text:span text:style-name="T4">Kementrian Dalam Negeri, </text:span><text:span text:style-name="T12">2020</text:span><text:span text:style-name="T4">, </text:span><text:span text:style-name="T12">Manual Book</text:span><text:span text:style-name="T4"> Sistem Informasi Pembangunan Daerah </text:span><text:span text:style-name="T6">(SIPD)</text:span><text:span text:style-name="T4">.</text:span></text:p>
      <text:p text:style-name="P9"><text:span text:style-name="T9">Prameswara, Agmi, SIPD Bagian Integral Dokumen Perencanaan Pembangunan Daerah,https://bangda.kemendagri.go.id/berita/baca_kontent/52/sipd_bagian_integral_dokumen_perencanaan_pembangunan_daerah. </text:span><text:span text:style-name="T8">Diakses 01 Juli 2021.</text:span></text:p>
      <text:p text:style-name="P10">Provinsi Banten. 2016. Peraturan Gubernur Banten Nomor 83 Tahun 2016 tentang Kedudukan, Tugas Pokok, Fungsi, Tipe, Susunan Organisasi dan Tata Kerja Perangkat Daerah Provinsi Banten</text:p>
      <text:p text:style-name="daftar_20_pustaka">Republik Indonesia. 1980. Keputusan Presiden Nomor 27 tahun 1980 tentang Pembentukan Badan Perencanaan Pembangunan Daerah pada Daerah Tingkat I dan Daerah Tingkat II.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Times New Roman" svg:font-family="'Times New Roman'" style:font-family-generic="roman"/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false" style:font-name-asian="Calibri" style:font-size-asian="10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en" fo:country="US" style:letter-kerning="false" style:font-name-asian="Calibri" style:font-size-asian="10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50%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Arial" style:font-family-complex="Arial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="Times New Roman" fo:font-family="'Times New Roman'" style:font-family-generic="roman" style:font-name-complex="Lohit Devanagari" style:font-family-complex="'Lohit Devanagari'" style:font-family-generic-complex="system" style:font-pitch-complex="variable"/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Times New Roman" fo:font-family="'Times New Roman'" style:font-family-generic="roman" fo:font-size="12pt" fo:language="en" fo:country="US" style:letter-kerning="false" style:font-name-asian="Calibri" style:font-family-asian="Calibri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daftar_20_pustaka" style:display-name="daftar pustaka" style:family="paragraph" style:parent-style-name="Standard" style:master-page-name="">
      <loext:graphic-properties draw:fill="none" draw:fill-color="#729fcf"/>
      <style:paragraph-properties fo:margin-left="1.251cm" fo:margin-right="0cm" fo:text-align="justify" style:justify-single-word="false" fo:hyphenation-ladder-count="no-limit" fo:text-indent="-1.251cm" style:auto-text-indent="false" style:page-number="auto" fo:background-color="transparent" style:shadow="none" style:writing-mode="page">
        <style:tab-stops/>
      </style:paragraph-properties>
      <style:text-properties fo:hyphenate="false" fo:hyphenation-remain-char-count="2" fo:hyphenation-push-char-count="9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999cm" style:type="center"/>
          <style:tab-stop style:position="14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istLabel_20_1" style:display-name="ListLabel 1" style:family="text">
      <style:text-properties fo:font-size="10pt" style:font-size-asian="10pt"/>
    </style:style>
    <style:style style:name="ListLabel_20_2" style:display-name="ListLabel 2" style:family="text">
      <style:text-properties fo:font-size="10pt" style:font-size-asian="10pt"/>
    </style:style>
    <style:style style:name="ListLabel_20_3" style:display-name="ListLabel 3" style:family="text">
      <style:text-properties fo:font-size="10pt" style:font-size-asian="10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color="#000000" loext:opacity="100%" fo:font-style="italic" style:text-underline-style="none" style:font-style-asian="italic" style:font-style-complex="italic"/>
    </style:style>
    <style:style style:name="ListLabel_20_11" style:display-name="ListLabel 11" style:family="text">
      <style:text-properties fo:color="#000000" loext:opacity="100%" fo:font-style="italic" style:text-underline-style="none" style:font-style-asian="italic" style:font-style-complex="italic"/>
    </style:style>
    <style:style style:name="ListLabel_20_12" style:display-name="ListLabel 12" style:family="text">
      <style:text-properties fo:color="#000000" loext:opacity="100%" fo:font-style="italic" style:text-underline-style="none" style:font-style-asian="italic" style:font-style-complex="italic"/>
    </style:style>
    <style:style style:name="ListLabel_20_13" style:display-name="ListLabel 13" style:family="text">
      <style:text-properties fo:color="#000000" loext:opacity="100%" fo:font-style="italic" style:text-underline-style="none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31a147" officeooo:paragraph-rsid="0031a147"/>
    </style:style>
    <style:page-layout style:name="Mpm1">
      <style:page-layout-properties fo:page-width="21.001cm" fo:page-height="29.7cm" style:num-format="1" style:print-orientation="portrait" fo:margin-top="4.001cm" fo:margin-bottom="3cm" fo:margin-left="4.001cm" fo:margin-right="3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4.001cm" fo:margin-bottom="3cm" fo:margin-left="4.001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499cm" fo:margin-left="0cm" fo:margin-right="0cm" fo:margin-top="1cm" fo:background-color="transparent" style:dynamic-spacing="false" draw:fill="none"/>
      </style:footer-style>
    </style:page-layout>
    <style:page-layout style:name="Mpm4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Setelah_20_BAB" style:display-name="Setelah BAB" style:page-layout-name="Mpm3">
      <style:footer>
        <text:p text:style-name="MP1">xiv</text:p>
      </style:footer>
    </style:master-page>
    <style:master-page style:name="Left_20_Page" style:display-name="Left Page" style:page-layout-name="Mpm4" style:next-style-name="Right_20_Page"/>
    <style:master-page style:name="Right_20_Page" style:display-name="Right Page" style:page-layout-name="Mpm5" style:next-style-name="Left_20_Page"/>
    <style:master-page style:name="Envelope" style:page-layout-name="Mpm6"/>
    <style:master-page style:name="Index" style:page-layout-name="Mpm2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  <style:master-page style:name="BAB" style:page-layout-name="Mpm3">
      <style:footer>
        <text:p text:style-name="MP1">xiii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11T19:30:00</meta:creation-date>
    <meta:initial-creator>Budiono</meta:initial-creator>
    <dc:language>en-US</dc:language>
    <dc:date>2021-07-16T14:13:35.143825363</dc:date>
    <meta:editing-cycles>30</meta:editing-cycles>
    <meta:editing-duration>PT4H52M42S</meta:editing-duration>
    <meta:generator>LibreOffice/7.1.4.2$Linux_X86_64 LibreOffice_project/10$Build-2</meta:generator>
    <dc:creator>Aska Erlangga</dc:creator>
    <meta:printed-by>Aska Erlangga</meta:printed-by>
    <meta:print-date>2021-07-16T13:55:50.829735024</meta:print-date>
    <meta:document-statistic meta:table-count="0" meta:image-count="0" meta:object-count="0" meta:page-count="2" meta:paragraph-count="14" meta:word-count="184" meta:character-count="1666" meta:non-whitespace-character-count="1494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